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>
          <table:table-cell/>
          <table:table-cell office:value-type="string">
            <text:p>Postgres</text:p>
          </table:table-cell>
          <table:table-cell office:value-type="string">
            <text:p>CryptDB</text:p>
          </table:table-cell>
          <table:table-cell office:value-type="string">
            <text:p>Strawman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string">
            <text:p>Equality</text:p>
          </table:table-cell>
          <table:table-cell office:value-type="float" office:value="11805">
            <text:p>11805</text:p>
          </table:table-cell>
          <table:table-cell office:value-type="float" office:value="10907">
            <text:p>10907</text:p>
          </table:table-cell>
          <table:table-cell office:value-type="float" office:value="150">
            <text:p>150</text:p>
          </table:table-cell>
          <table:table-cell table:style-name="ce1" office:value-type="string">
            <text:p>7.6%</text:p>
          </table:table-cell>
          <table:table-cell table:number-columns-repeated="9"/>
        </table:table-row>
        <table:table-row table:style-name="ro1">
          <table:table-cell office:value-type="string">
            <text:p>Join</text:p>
          </table:table-cell>
          <table:table-cell office:value-type="float" office:value="6161">
            <text:p>6161</text:p>
          </table:table-cell>
          <table:table-cell office:value-type="float" office:value="5278">
            <text:p>5278</text:p>
          </table:table-cell>
          <table:table-cell office:value-type="float" office:value="150">
            <text:p>150</text:p>
          </table:table-cell>
          <table:table-cell table:style-name="ce1" office:value-type="string">
            <text:p>14%</text:p>
          </table:table-cell>
          <table:table-cell table:number-columns-repeated="4"/>
          <table:table-cell>
            <draw:frame table:end-cell-address="Sheet1.N19" table:end-x="0.5425in" table:end-y="0.0657in" draw:z-index="0" draw:style-name="gr1" svg:width="3.8311in" svg:height="2.7555in" svg:x="0.2673in" svg:y="0.1441in">
              <draw:object draw:notify-on-update-of-ranges="Sheet1.A2:Sheet1.A5 Sheet1.B1:Sheet1.B1 Sheet1.B2:Sheet1.B5 Sheet1.C1:Sheet1.C1 Sheet1.C2:Sheet1.C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>
            <draw:frame table:end-cell-address="Sheet1.R18" table:end-x="0.8346in" table:end-y="0.1461in" draw:z-index="1" draw:style-name="gr1" svg:width="4.228in" svg:height="2.6776in" svg:x="0.163in" svg:y="0.1252in">
              <draw:object draw:notify-on-update-of-ranges="Sheet1.A6:Sheet1.A9 Sheet1.B1:Sheet1.B1 Sheet1.B6:Sheet1.B9 Sheet1.C1:Sheet1.C1 Sheet1.C6:Sheet1.C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Range</text:p>
          </table:table-cell>
          <table:table-cell office:value-type="float" office:value="3196">
            <text:p>3196</text:p>
          </table:table-cell>
          <table:table-cell office:value-type="float" office:value="2921">
            <text:p>2921</text:p>
          </table:table-cell>
          <table:table-cell office:value-type="float" office:value="150">
            <text:p>150</text:p>
          </table:table-cell>
          <table:table-cell table:style-name="ce1" office:value-type="string">
            <text:p>12.5%</text:p>
          </table:table-cell>
          <table:table-cell table:number-columns-repeated="9"/>
        </table:table-row>
        <table:table-row table:style-name="ro1">
          <table:table-cell office:value-type="string">
            <text:p>Sum</text:p>
          </table:table-cell>
          <table:table-cell office:value-type="float" office:value="9906">
            <text:p>9906</text:p>
          </table:table-cell>
          <table:table-cell office:value-type="float" office:value="126">
            <text:p>126</text:p>
          </table:table-cell>
          <table:table-cell office:value-type="float" office:value="150">
            <text:p>150</text:p>
          </table:table-cell>
          <table:table-cell table:style-name="ce1" office:value-type="string">
            <text:p>98.7%</text:p>
          </table:table-cell>
          <table:table-cell table:number-columns-repeated="9"/>
        </table:table-row>
        <table:table-row table:style-name="ro1">
          <table:table-cell office:value-type="string">
            <text:p>Delete</text:p>
          </table:table-cell>
          <table:table-cell office:value-type="float" office:value="4286">
            <text:p>4286</text:p>
          </table:table-cell>
          <table:table-cell office:value-type="float" office:value="3855">
            <text:p>3855</text:p>
          </table:table-cell>
          <table:table-cell office:value-type="float" office:value="150">
            <text:p>150</text:p>
          </table:table-cell>
          <table:table-cell table:style-name="ce1" office:value-type="string">
            <text:p>10%</text:p>
          </table:table-cell>
          <table:table-cell table:number-columns-repeated="9"/>
        </table:table-row>
        <table:table-row table:style-name="ro1">
          <table:table-cell office:value-type="string">
            <text:p>Insert</text:p>
          </table:table-cell>
          <table:table-cell office:value-type="float" office:value="6167">
            <text:p>6167</text:p>
          </table:table-cell>
          <table:table-cell office:value-type="float" office:value="5739">
            <text:p>5739</text:p>
          </table:table-cell>
          <table:table-cell office:value-type="float" office:value="5923">
            <text:p>5923</text:p>
          </table:table-cell>
          <table:table-cell table:style-name="ce1" office:value-type="string">
            <text:p>6.9%</text:p>
          </table:table-cell>
          <table:table-cell table:number-columns-repeated="9"/>
        </table:table-row>
        <table:table-row table:style-name="ro1">
          <table:table-cell office:value-type="string">
            <text:p>Update-set</text:p>
          </table:table-cell>
          <table:table-cell office:value-type="float" office:value="3990">
            <text:p>3990</text:p>
          </table:table-cell>
          <table:table-cell office:value-type="float" office:value="3552">
            <text:p>3552</text:p>
          </table:table-cell>
          <table:table-cell office:value-type="float" office:value="150">
            <text:p>150</text:p>
          </table:table-cell>
          <table:table-cell table:style-name="ce1" office:value-type="string">
            <text:p>11%</text:p>
          </table:table-cell>
          <table:table-cell table:number-columns-repeated="9"/>
        </table:table-row>
        <table:table-row table:style-name="ro1">
          <table:table-cell office:value-type="string">
            <text:p>Update-inc</text:p>
          </table:table-cell>
          <table:table-cell office:value-type="float" office:value="1012">
            <text:p>1012</text:p>
          </table:table-cell>
          <table:table-cell office:value-type="float" office:value="644">
            <text:p>644</text:p>
          </table:table-cell>
          <table:table-cell office:value-type="float" office:value="150">
            <text:p>150</text:p>
          </table:table-cell>
          <table:table-cell table:style-name="ce1" office:value-type="string">
            <text:p>36%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>
            <text:p>CryptDB Unopt.</text:p>
          </table:table-cell>
          <table:table-cell office:value-type="string">
            <text:p>CryptDB</text:p>
          </table:table-cell>
          <table:table-cell office:value-type="string">
            <text:p>Postgres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47536">
            <text:p>6.47536</text:p>
          </table:table-cell>
          <table:table-cell office:value-type="float" office:value="42.2891">
            <text:p>42.2891</text:p>
          </table:table-cell>
          <table:table-cell office:value-type="float" office:value="56.0836">
            <text:p>56.0836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.2884">
            <text:p>19.2884</text:p>
          </table:table-cell>
          <table:table-cell office:value-type="float" office:value="63.1184">
            <text:p>63.1184</text:p>
          </table:table-cell>
          <table:table-cell office:value-type="float" office:value="91.5607">
            <text:p>91.5607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.6909">
            <text:p>24.6909</text:p>
          </table:table-cell>
          <table:table-cell office:value-type="float" office:value="71.3907">
            <text:p>71.3907</text:p>
          </table:table-cell>
          <table:table-cell office:value-type="float" office:value="94.3867">
            <text:p>94.3867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.4585">
            <text:p>26.4585</text:p>
          </table:table-cell>
          <table:table-cell office:value-type="float" office:value="70.7255">
            <text:p>70.7255</text:p>
          </table:table-cell>
          <table:table-cell office:value-type="float" office:value="98.119">
            <text:p>98.119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8.0429">
            <text:p>28.0429</text:p>
          </table:table-cell>
          <table:table-cell office:value-type="float" office:value="69.3849">
            <text:p>69.3849</text:p>
          </table:table-cell>
          <table:table-cell office:value-type="float" office:value="102.355">
            <text:p>102.355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0.7105">
            <text:p>30.7105</text:p>
          </table:table-cell>
          <table:table-cell office:value-type="float" office:value="75.1961">
            <text:p>75.1961</text:p>
          </table:table-cell>
          <table:table-cell office:value-type="float" office:value="106.293">
            <text:p>106.293</text:p>
          </table:table-cell>
          <table:table-cell table:number-columns-repeated="10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9"/>
          <table:table-cell>
            <draw:frame table:end-cell-address="Sheet1.P41" table:end-x="0.098in" table:end-y="0.0323in" draw:z-index="2" draw:style-name="gr1" svg:width="4.7161in" svg:height="2.7508in" svg:x="0.7157in" svg:y="0.1154in">
              <draw:object draw:notify-on-update-of-ranges="Sheet1.B12:Sheet1.B12 Sheet1.B13:Sheet1.B18 Sheet1.A13:Sheet1.A18 Sheet1.D12:Sheet1.D12 Sheet1.D13:Sheet1.D18 Sheet1.A13:Sheet1.A18 Sheet1.C12:Sheet1.C12 Sheet1.C13:Sheet1.C18 Sheet1.A13:Sheet1.A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6">
          <table:table-cell table:number-columns-repeated="14"/>
        </table:table-row>
        <table:table-row table:style-name="ro1">
          <table:table-cell/>
          <table:table-cell>
            <draw:frame table:end-cell-address="Sheet1.I47" table:end-x="0.2819in" table:end-y="0.115in" draw:z-index="3" draw:style-name="gr1" svg:width="5.7571in" svg:height="2.6882in" svg:x="0.748in" svg:y="0.0835in">
              <draw:object draw:notify-on-update-of-ranges="Sheet1.A1:Sheet1.A1 Sheet1.A2:Sheet1.A9 Sheet1.B1:Sheet1.B1 Sheet1.B2:Sheet1.B9 Sheet1.C1:Sheet1.C1 Sheet1.C2:Sheet1.C9 Sheet1.D1:Sheet1.D1 Sheet1.D2:Sheet1.D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8">03/18/2011</text:date>, <text:time>09:2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Raluca Popa</meta:initial-creator>
    <meta:creation-date>2010-10-31T00:33:44</meta:creation-date>
    <dc:date>2011-03-18T09:28:32</dc:date>
    <meta:editing-duration>PT12H02M49S</meta:editing-duration>
    <meta:editing-cycles>6</meta:editing-cycles>
    <meta:generator>OpenOffice.org/3.1$Linux OpenOffice.org_project/310m19$Build-9420</meta:generator>
    <meta:document-statistic meta:table-count="3" meta:cell-count="7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74cm" svg:height="6.802cm" chart:class="chart:bar" chart:style-name="ch1">
        <chart:legend chart:legend-position="end" svg:x="8.712cm" svg:y="2.932cm" chart:style-name="ch2"/>
        <chart:plot-area chart:style-name="ch3" table:cell-range-address="Sheet1.A6:Sheet1.C9 Sheet1.B1:Sheet1.C1" chart:data-source-has-labels="both" svg:x="0.314cm" svg:y="0.133cm" svg:width="8.285cm" svg:height="6.393cm">
          <chart:axis chart:dimension="x" chart:name="primary-x" chart:style-name="ch4">
            <chart:categories table:cell-range-address="Sheet1.A6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B9" chart:label-cell-address="Sheet1.B1:Sheet1.B1" chart:class="chart:bar">
            <chart:data-point chart:repeated="4"/>
          </chart:series>
          <chart:series chart:style-name="ch8" chart:values-cell-range-address="Sheet1.C6:Sheet1.C9" chart:label-cell-address="Sheet1.C1:Sheet1.C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Postgres</text:p>
              </table:table-cell>
              <table:table-cell office:value-type="string">
                <text:p text:id="Sheet1.C1:Sheet1.C1">CryptDB</text:p>
              </table:table-cell>
            </table:table-row>
          </table:table-header-rows>
          <table:table-rows>
            <table:table-row>
              <table:table-cell office:value-type="string">
                <text:p text:id="Sheet1.A6:Sheet1.A9">Delete</text:p>
              </table:table-cell>
              <table:table-cell office:value-type="float" office:value="4286">
                <text:p text:id="Sheet1.B6:Sheet1.B9">4286</text:p>
              </table:table-cell>
              <table:table-cell office:value-type="float" office:value="3855">
                <text:p text:id="Sheet1.C6:Sheet1.C9">3855</text:p>
              </table:table-cell>
            </table:table-row>
            <table:table-row>
              <table:table-cell office:value-type="string">
                <text:p>Insert</text:p>
              </table:table-cell>
              <table:table-cell office:value-type="float" office:value="6167">
                <text:p>6167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string">
                <text:p>Update-set</text:p>
              </table:table-cell>
              <table:table-cell office:value-type="float" office:value="3990">
                <text:p>399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string">
                <text:p>Update-inc</text:p>
              </table:table-cell>
              <table:table-cell office:value-type="float" office:value="1012">
                <text:p>1012</text:p>
              </table:table-cell>
              <table:table-cell office:value-type="float" office:value="644">
                <text:p>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1"/>
      <style:graphic-properties svg:stroke-color="#b3b3b3"/>
      <style:text-properties fo:font-size="10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732cm" svg:height="7cm" chart:class="chart:bar" chart:style-name="ch1">
        <chart:legend chart:legend-position="end" svg:x="7.35cm" svg:y="2.915cm" chart:style-name="ch2"/>
        <chart:plot-area chart:style-name="ch3" table:cell-range-address="Sheet1.A1:Sheet1.C5" chart:data-source-has-labels="both" svg:x="0.194cm" svg:y="0.14cm" svg:width="6.963cm" svg:height="6.58cm">
          <chart:axis chart:dimension="x" chart:name="primary-x" chart:style-name="ch4"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bar">
            <chart:data-point chart:repeated="4"/>
          </chart:series>
          <chart:series chart:style-name="ch8" chart:values-cell-range-address="Sheet1.C2:Sheet1.C5" chart:label-cell-address="Sheet1.C1:Sheet1.C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Postgres</text:p>
              </table:table-cell>
              <table:table-cell office:value-type="string">
                <text:p text:id="Sheet1.C1:Sheet1.C1">CryptDB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5">Equality</text:p>
              </table:table-cell>
              <table:table-cell office:value-type="float" office:value="11805">
                <text:p text:id="Sheet1.B2:Sheet1.B5">11805</text:p>
              </table:table-cell>
              <table:table-cell office:value-type="float" office:value="10907">
                <text:p text:id="Sheet1.C2:Sheet1.C5">10907</text:p>
              </table:table-cell>
            </table:table-row>
            <table:table-row>
              <table:table-cell office:value-type="string">
                <text:p>Join</text:p>
              </table:table-cell>
              <table:table-cell office:value-type="float" office:value="6161">
                <text:p>6161</text:p>
              </table:table-cell>
              <table:table-cell office:value-type="float" office:value="5278">
                <text:p>5278</text:p>
              </table:table-cell>
            </table:table-row>
            <table:table-row>
              <table:table-cell office:value-type="string">
                <text:p>Range</text:p>
              </table:table-cell>
              <table:table-cell office:value-type="float" office:value="3196">
                <text:p>3196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Sum</text:p>
              </table:table-cell>
              <table:table-cell office:value-type="float" office:value="9906">
                <text:p>9906</text:p>
              </table:table-cell>
              <table:table-cell office:value-type="float" office:value="126">
                <text:p>1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interpolation="cubic-spline" chart:connect-bars="false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Ultrafine_20_2_20_Dots_20_3_20_Dashes" svg:stroke-width="0.051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51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draw:stroke="dash" draw:stroke-dash="Ultrafine_20_Dashed" svg:stroke-width="0.051cm" svg:stroke-color="#314004" draw:fill-color="#314004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8cm" svg:height="6.988cm" chart:class="chart:scatter" chart:column-mapping="1 3 2" chart:style-name="ch1">
        <chart:legend chart:legend-position="end" svg:x="8.997cm" svg:y="2.476cm" chart:style-name="ch2"/>
        <chart:plot-area chart:style-name="ch3" table:cell-range-address="Sheet1.A13:Sheet1.C18 Sheet1.A12:Sheet1.C12 Sheet1.D12:Sheet1.D18" chart:data-source-has-labels="row" svg:x="0.239cm" svg:y="0.139cm" svg:width="8.52cm" svg:height="6.57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3:Sheet1.B18" chart:label-cell-address="Sheet1.B12:Sheet1.B12" chart:class="chart:scatter">
            <chart:domain table:cell-range-address="Sheet1.A13:Sheet1.A18"/>
            <chart:data-point chart:repeated="6"/>
          </chart:series>
          <chart:series chart:style-name="ch7" chart:values-cell-range-address="Sheet1.D13:Sheet1.D18" chart:label-cell-address="Sheet1.D12:Sheet1.D12" chart:class="chart:scatter">
            <chart:data-point chart:repeated="6"/>
          </chart:series>
          <chart:series chart:style-name="ch8" chart:values-cell-range-address="Sheet1.C13:Sheet1.C18" chart:label-cell-address="Sheet1.C12:Sheet1.C12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2:Sheet1.B12">CryptDB Unopt.</text:p>
              </table:table-cell>
              <table:table-cell office:value-type="string">
                <text:p text:id="Sheet1.D12:Sheet1.D12">Postgres</text:p>
              </table:table-cell>
              <table:table-cell office:value-type="string">
                <text:p text:id="Sheet1.C12:Sheet1.C12">CryptD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A13:Sheet1.A18">1</text:p>
              </table:table-cell>
              <table:table-cell office:value-type="float" office:value="6.47536">
                <text:p text:id="Sheet1.B13:Sheet1.B18">6.47536</text:p>
              </table:table-cell>
              <table:table-cell office:value-type="float" office:value="56.0836">
                <text:p text:id="Sheet1.D13:Sheet1.D18">56.0836</text:p>
              </table:table-cell>
              <table:table-cell office:value-type="float" office:value="42.2891">
                <text:p text:id="Sheet1.C13:Sheet1.C18">42.28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.2884">
                <text:p>19.2884</text:p>
              </table:table-cell>
              <table:table-cell office:value-type="float" office:value="91.5607">
                <text:p>91.5607</text:p>
              </table:table-cell>
              <table:table-cell office:value-type="float" office:value="63.1184">
                <text:p>63.1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4.6909">
                <text:p>24.6909</text:p>
              </table:table-cell>
              <table:table-cell office:value-type="float" office:value="94.3867">
                <text:p>94.3867</text:p>
              </table:table-cell>
              <table:table-cell office:value-type="float" office:value="71.3907">
                <text:p>71.3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6.4585">
                <text:p>26.4585</text:p>
              </table:table-cell>
              <table:table-cell office:value-type="float" office:value="98.119">
                <text:p>98.119</text:p>
              </table:table-cell>
              <table:table-cell office:value-type="float" office:value="70.7255">
                <text:p>70.7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8.0429">
                <text:p>28.0429</text:p>
              </table:table-cell>
              <table:table-cell office:value-type="float" office:value="102.355">
                <text:p>102.355</text:p>
              </table:table-cell>
              <table:table-cell office:value-type="float" office:value="69.3849">
                <text:p>69.3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30.7105">
                <text:p>30.7105</text:p>
              </table:table-cell>
              <table:table-cell office:value-type="float" office:value="106.293">
                <text:p>106.293</text:p>
              </table:table-cell>
              <table:table-cell office:value-type="float" office:value="75.1961">
                <text:p>75.19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1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4.624cm" svg:height="6.829cm" chart:class="chart:bar" chart:style-name="ch1">
        <chart:legend chart:legend-position="end" svg:x="7.149cm" svg:y="0.301cm" chart:style-name="ch2"/>
        <chart:plot-area chart:style-name="ch3" table:cell-range-address="Sheet1.A1:Sheet1.D9" chart:data-source-has-labels="both" svg:x="0.292cm" svg:y="0.136cm" svg:width="11.083cm" svg:height="6.421cm">
          <chart:axis chart:dimension="x" chart:name="primary-x" chart:style-name="ch4">
            <chart:categories table:cell-range-address="Sheet1.A2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" chart:label-cell-address="Sheet1.B1:Sheet1.B1" chart:class="chart:bar">
            <chart:data-point chart:repeated="8"/>
          </chart:series>
          <chart:series chart:style-name="ch8" chart:values-cell-range-address="Sheet1.C2:Sheet1.C9" chart:label-cell-address="Sheet1.C1:Sheet1.C1" chart:class="chart:bar">
            <chart:data-point chart:repeated="8"/>
          </chart:series>
          <chart:series chart:style-name="ch9" chart:values-cell-range-address="Sheet1.D2:Sheet1.D9" chart:label-cell-address="Sheet1.D1:Sheet1.D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Postgres</text:p>
              </table:table-cell>
              <table:table-cell office:value-type="string">
                <text:p text:id="Sheet1.C1:Sheet1.C1">CryptDB</text:p>
              </table:table-cell>
              <table:table-cell office:value-type="string">
                <text:p text:id="Sheet1.D1:Sheet1.D1">Strawman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9">Equality</text:p>
              </table:table-cell>
              <table:table-cell office:value-type="float" office:value="11805">
                <text:p text:id="Sheet1.B2:Sheet1.B9">11805</text:p>
              </table:table-cell>
              <table:table-cell office:value-type="float" office:value="10907">
                <text:p text:id="Sheet1.C2:Sheet1.C9">10907</text:p>
              </table:table-cell>
              <table:table-cell office:value-type="float" office:value="150">
                <text:p text:id="Sheet1.D2:Sheet1.D9">150</text:p>
              </table:table-cell>
            </table:table-row>
            <table:table-row>
              <table:table-cell office:value-type="string">
                <text:p>Join</text:p>
              </table:table-cell>
              <table:table-cell office:value-type="float" office:value="6161">
                <text:p>6161</text:p>
              </table:table-cell>
              <table:table-cell office:value-type="float" office:value="5278">
                <text:p>527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Range</text:p>
              </table:table-cell>
              <table:table-cell office:value-type="float" office:value="3196">
                <text:p>3196</text:p>
              </table:table-cell>
              <table:table-cell office:value-type="float" office:value="2921">
                <text:p>29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Sum</text:p>
              </table:table-cell>
              <table:table-cell office:value-type="float" office:value="9906">
                <text:p>9906</text:p>
              </table:table-cell>
              <table:table-cell office:value-type="float" office:value="126">
                <text:p>12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4286">
                <text:p>4286</text:p>
              </table:table-cell>
              <table:table-cell office:value-type="float" office:value="3855">
                <text:p>38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Insert</text:p>
              </table:table-cell>
              <table:table-cell office:value-type="float" office:value="6167">
                <text:p>6167</text:p>
              </table:table-cell>
              <table:table-cell office:value-type="float" office:value="5739">
                <text:p>5739</text:p>
              </table:table-cell>
              <table:table-cell office:value-type="float" office:value="5923">
                <text:p>5923</text:p>
              </table:table-cell>
            </table:table-row>
            <table:table-row>
              <table:table-cell office:value-type="string">
                <text:p>Update-set</text:p>
              </table:table-cell>
              <table:table-cell office:value-type="float" office:value="3990">
                <text:p>3990</text:p>
              </table:table-cell>
              <table:table-cell office:value-type="float" office:value="3552">
                <text:p>355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Update-inc</text:p>
              </table:table-cell>
              <table:table-cell office:value-type="float" office:value="1012">
                <text:p>1012</text:p>
              </table:table-cell>
              <table:table-cell office:value-type="float" office:value="644">
                <text:p>644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